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178cm" svg:y="0.366cm">
            <draw:object draw:notify-on-update-of-ranges="Sheet1.A1:Sheet1.A5 Sheet1.B1:Sheet1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17:37.371824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5:20:23.419571175</meta:creation-date>
    <dc:date>2016-09-29T16:17:51.119655760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756cm" svg:y="0.38cm" svg:width="11.83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5</svg:desc>
                </draw:g>
              </table:table-cell>
              <table:table-cell office:value-type="float" office:value="2">
                <text:p>2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